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rsid="00043be8" officeooo:paragraph-rsid="00043be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2e648" officeooo:paragraph-rsid="0022e64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e648" officeooo:paragraph-rsid="0022e6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47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Beavers</text:p>
      <text:p text:style-name="P1">jjbeaver<text:tab/></text:p>
      <text:p text:style-name="P1">CSC<text:span text:style-name="T2">591<text:tab/></text:span></text:p>
      <text:p text:style-name="P1"><text:span text:style-name="T2">Project P1</text:span><text:tab/></text:p>
      <text:p text:style-name="P1"><text:tab/><text:tab/>Due: 2/<text:span text:style-name="T2">24</text:span>/15<text:tab/></text:p>
      <text:p text:style-name="P3">Experiment Results</text:p>
      <text:p text:style-name="P3"/>
      <text:p text:style-name="P3">&lt;amadan2&gt; – &lt;1&gt;</text:p>
      <text:p text:style-name="P3"/>
      <text:p text:style-name="P2">i) Hypothesis ___ed.</text:p>
      <text:p text:style-name="P2">ii) in/sufficient evaluation because x, y, z</text:p>
      <text:p text:style-name="P3"/>
      <text:p text:style-name="P3"/>
      <text:p text:style-name="P3">&lt;mmashay2&gt; - &lt;1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eavers</meta:initial-creator>
    <meta:creation-date>2015-02-03T13:56:46.392519197</meta:creation-date>
    <dc:date>2015-02-22T10:45:18.182552762</dc:date>
    <dc:creator>James Beavers</dc:creator>
    <meta:editing-duration>P1DT15H6M1S</meta:editing-duration>
    <meta:editing-cycles>16</meta:editing-cycles>
    <meta:generator>LibreOffice/4.2.8.2$Linux_X86_64 LibreOffice_project/420$Build-2</meta:generator>
    <meta:document-statistic meta:table-count="0" meta:image-count="0" meta:object-count="0" meta:page-count="1" meta:paragraph-count="10" meta:word-count="25" meta:character-count="168" meta:non-whitespace-character-count="146"/>
  </office:meta>
</office:document-meta>
</file>